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cccccc" draw:opacity="55%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draw:fill="none" fo:min-height="0.557cm"/>
    </style:style>
    <style:style style:name="gr8" style:family="graphic" style:parent-style-name="standard">
      <style:graphic-properties draw:fill="solid" draw:fill-color="#ffffff" draw:textarea-vertical-align="middle"/>
    </style:style>
    <style:style style:name="gr9" style:family="graphic" style:parent-style-name="standard">
      <style:graphic-properties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6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color="#cccccc"/>
    </style:style>
    <style:style style:name="P8" style:family="paragraph">
      <style:paragraph-properties fo:text-align="center"/>
      <style:text-properties fo:color="#cccccc" fo:font-size="14pt" style:font-size-asian="14pt" style:font-size-complex="14pt"/>
    </style:style>
    <style:style style:name="P9" style:family="paragraph">
      <style:paragraph-properties fo:text-align="center"/>
      <style:text-properties fo:color="#cccccc" fo:font-size="15pt" style:font-size-asian="15pt" style:font-size-complex="15pt"/>
    </style:style>
    <style:style style:name="P10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'Bradley Hand ITC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999999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cccccc" fo:font-size="14pt" style:font-size-asian="14pt" style:font-size-complex="14pt"/>
    </style:style>
    <style:style style:name="T8" style:family="text">
      <style:text-properties fo:color="#cccccc" fo:font-size="15pt" style:font-size-asian="15pt" style:font-size-complex="15pt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.7cm" svg:height="0.9cm" svg:x="1.3cm" svg:y="1.5cm">
          <text:p text:style-name="P1"><text:span text:style-name="T1">Willkommen</text:span><text:span text:style-name="T2"> &gt;&gt;Details/Jetzt kaufen</text:span></text:p>
        </draw:rect>
        <draw:rect draw:style-name="gr1" draw:text-style-name="P2" draw:layer="layout" svg:width="11.5cm" svg:height="1.1cm" svg:x="1.3cm" svg:y="3.1cm">
          <text:p text:style-name="P2">H2 (Bradley Hand ITC)<text:span text:style-name="T3"> </text:span><text:span text:style-name="T4">Details</text:span></text:p>
        </draw:rect>
        <draw:rect draw:style-name="gr1" draw:text-style-name="P2" draw:layer="layout" svg:width="19cm" svg:height="21.5cm" svg:x="1cm" svg:y="5.3cm">
          <text:p/>
        </draw:rect>
        <draw:rect draw:style-name="gr2" draw:text-style-name="P2" draw:layer="layout" svg:width="7.2cm" svg:height="1.2cm" svg:x="1.5cm" svg:y="5.6cm">
          <text:p/>
        </draw:rect>
        <draw:rect draw:style-name="gr1" draw:text-style-name="P3" draw:layer="layout" svg:width="9.7cm" svg:height="1.2cm" svg:x="9.2cm" svg:y="5.6cm">
          <text:p text:style-name="P3"><text:span text:style-name="T5">Bestellbestätigung</text:span></text:p>
        </draw:rect>
        <draw:frame draw:style-name="gr3" draw:layer="layout" svg:width="2.437cm" svg:height="0.963cm" svg:x="3.6cm" svg:y="5.8cm">
          <draw:text-box>
            <text:p>Details</text:p>
          </draw:text-box>
        </draw:frame>
        <draw:custom-shape draw:style-name="gr4" draw:text-style-name="P2" draw:layer="layout" svg:width="0.3cm" svg:height="0.4cm" svg:x="8.8cm" svg:y="6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4" draw:layer="layout" svg:width="3.5cm" svg:height="0.6cm" svg:x="1.5cm" svg:y="7.3cm">
          <text:p text:style-name="P2"><text:span text:style-name="T2">Kundentyp</text:span></text:p>
        </draw:rect>
        <draw:custom-shape draw:style-name="gr5" draw:text-style-name="P2" draw:layer="layout" svg:width="0.5cm" svg:height="0.5cm" svg:x="1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64cm" svg:height="0.806cm" svg:x="2.2cm" svg:y="8.2cm">
          <draw:text-box>
            <text:p><text:span text:style-name="T2">Privat</text:span></text:p>
          </draw:text-box>
        </draw:frame>
        <draw:frame draw:style-name="gr7" draw:layer="layout" svg:width="3.6cm" svg:height="0.807cm" svg:x="5.1cm" svg:y="8.193cm">
          <draw:text-box>
            <text:p><text:span text:style-name="T2">Unternehmen</text:span></text:p>
          </draw:text-box>
        </draw:frame>
        <draw:custom-shape draw:style-name="gr5" draw:text-style-name="P2" draw:layer="layout" svg:width="0.5cm" svg:height="0.5cm" svg:x="4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6" draw:layer="layout" svg:width="3.6cm" svg:height="0.6cm" svg:x="1.4cm" svg:y="9.1cm">
          <text:p text:style-name="P2"><text:span text:style-name="T6">Name</text:span></text:p>
        </draw:rect>
        <draw:rect draw:style-name="gr8" draw:text-style-name="P8" draw:layer="layout" svg:width="7.5cm" svg:height="0.9cm" svg:x="1.4cm" svg:y="10.3cm">
          <text:p text:style-name="P7"><text:span text:style-name="T7">Vorname</text:span></text:p>
        </draw:rect>
        <draw:rect draw:style-name="gr8" draw:text-style-name="P9" draw:layer="layout" svg:width="7.9cm" svg:height="0.9cm" svg:x="9.6cm" svg:y="10.3cm">
          <text:p text:style-name="P7"><text:span text:style-name="T8">Nachname</text:span></text:p>
        </draw:rect>
        <draw:rect draw:style-name="gr1" draw:text-style-name="P4" draw:layer="layout" svg:width="3.9cm" svg:height="0.6cm" svg:x="1.3cm" svg:y="11.5cm">
          <text:p text:style-name="P2"><text:span text:style-name="T2">Telefonnummer</text:span></text:p>
        </draw:rect>
        <draw:rect draw:style-name="gr9" draw:text-style-name="P8" draw:layer="layout" svg:width="11.8cm" svg:height="0.9cm" svg:x="1.3cm" svg:y="12.4cm">
          <text:p text:style-name="P2"><text:span text:style-name="T7">-optional-</text:span></text:p>
        </draw:rect>
        <draw:rect draw:style-name="gr1" draw:text-style-name="P4" draw:layer="layout" svg:width="3.6cm" svg:height="0.6cm" svg:x="1.3cm" svg:y="13.7cm">
          <text:p text:style-name="P4"><text:span text:style-name="T2">Adresse</text:span></text:p>
        </draw:rect>
        <draw:rect draw:style-name="gr9" draw:text-style-name="P8" draw:layer="layout" svg:width="11.6cm" svg:height="0.9cm" svg:x="1.3cm" svg:y="14.7cm">
          <text:p/>
        </draw:rect>
        <draw:rect draw:style-name="gr1" draw:text-style-name="P4" draw:layer="layout" svg:width="3.6cm" svg:height="0.6cm" svg:x="1.3cm" svg:y="16cm">
          <text:p text:style-name="P4"><text:span text:style-name="T2">PLZ/ Stadt</text:span></text:p>
        </draw:rect>
        <draw:rect draw:style-name="gr8" draw:text-style-name="P8" draw:layer="layout" svg:width="3.7cm" svg:height="0.9cm" svg:x="1.3cm" svg:y="16.8cm">
          <text:p/>
        </draw:rect>
        <draw:rect draw:style-name="gr8" draw:text-style-name="P8" draw:layer="layout" svg:width="3.7cm" svg:height="0.9cm" svg:x="5.4cm" svg:y="16.8cm">
          <text:p text:style-name="P7"><text:span text:style-name="T7">Stadt</text:span></text:p>
        </draw:rect>
        <draw:rect draw:style-name="gr1" draw:text-style-name="P4" draw:layer="layout" svg:width="3.6cm" svg:height="0.6cm" svg:x="1.3cm" svg:y="18.1cm">
          <text:p text:style-name="P4"><text:span text:style-name="T2">Land</text:span></text:p>
        </draw:rect>
        <draw:rect draw:style-name="gr9" draw:text-style-name="P10" draw:layer="layout" svg:width="7.4cm" svg:height="0.9cm" svg:x="1.3cm" svg:y="19cm">
          <text:p text:style-name="P8"><text:span text:style-name="T9">Deutschland</text:span></text:p>
        </draw:rect>
        <draw:rect draw:style-name="gr1" draw:text-style-name="P4" draw:layer="layout" svg:width="3.6cm" svg:height="0.6cm" svg:x="1.3cm" svg:y="20.3cm">
          <text:p text:style-name="P4"><text:span text:style-name="T2">E-Mail-Adresse</text:span></text:p>
        </draw:rect>
        <draw:rect draw:style-name="gr9" draw:text-style-name="P8" draw:layer="layout" svg:width="11.7cm" svg:height="0.9cm" svg:x="1.3cm" svg:y="21.2cm">
          <text:p/>
        </draw:rect>
        <draw:custom-shape draw:style-name="gr5" draw:text-style-name="P2" draw:layer="layout" svg:width="0.5cm" svg:height="0.5cm" svg:x="1.5cm" svg:y="2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9.5cm" svg:height="0.906cm" svg:x="2.1cm" svg:y="22.4cm">
          <draw:text-box>
            <text:p text:style-name="P5"><text:span text:style-name="T2">Abweichende Lieferadresse verwenden</text:span></text:p>
          </draw:text-box>
        </draw:frame>
        <draw:rect draw:style-name="gr11" draw:text-style-name="P2" draw:layer="layout" svg:width="7.2cm" svg:height="0.7cm" svg:x="1cm" svg:y="25.3cm">
          <text:p/>
        </draw:rect>
        <draw:frame draw:style-name="gr12" draw:text-style-name="P2" draw:layer="layout" svg:width="4.32cm" svg:height="0.964cm" svg:x="2.1cm" svg:y="25.136cm">
          <draw:text-box>
            <text:p text:style-name="P2">&lt;&lt;<text:span text:style-name="T10">Warenkorb</text:span></text:p>
          </draw:text-box>
        </draw:frame>
        <draw:rect draw:style-name="gr1" draw:text-style-name="P2" draw:layer="layout" svg:width="4.3cm" svg:height="0.9cm" svg:x="14.9cm" svg:y="25cm">
          <text:p text:style-name="P2">Weiter &gt;&gt;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23:55:28.76</meta:creation-date>
    <dc:date>2025-08-24T00:29:26.84</dc:date>
    <dc:creator>Emine Leanza</dc:creator>
    <meta:editing-duration>PT3M13S</meta:editing-duration>
    <meta:editing-cycles>1</meta:editing-cycles>
    <meta:document-statistic meta:object-count="31"/>
    <meta:generator>OpenOffice/4.1.15$Win32 OpenOffice.org_project/4115m2$Build-9813</meta:generator>
  </office:meta>
</office:document-meta>
</file>